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Narrow-Bold" svg:font-family="ArialNarrow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5.281cm"/>
    </style:style>
    <style:style style:name="co6" style:family="table-column">
      <style:table-column-properties fo:break-before="auto" style:column-width="9.305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041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5.133cm"/>
    </style:style>
    <style:style style:name="co12" style:family="table-column">
      <style:table-column-properties fo:break-before="auto" style:column-width="6.054cm"/>
    </style:style>
    <style:style style:name="co13" style:family="table-column">
      <style:table-column-properties fo:break-before="auto" style:column-width="3.036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6.484cm"/>
    </style:style>
    <style:style style:name="co16" style:family="table-column">
      <style:table-column-properties fo:break-before="auto" style:column-width="5.309cm"/>
    </style:style>
    <style:style style:name="co17" style:family="table-column">
      <style:table-column-properties fo:break-before="auto" style:column-width="3.699cm"/>
    </style:style>
    <style:style style:name="co18" style:family="table-column">
      <style:table-column-properties fo:break-before="auto" style:column-width="3.988cm"/>
    </style:style>
    <style:style style:name="co19" style:family="table-column">
      <style:table-column-properties fo:break-before="auto" style:column-width="9.213cm"/>
    </style:style>
    <style:style style:name="co20" style:family="table-column">
      <style:table-column-properties fo:break-before="auto" style:column-width="6.78cm"/>
    </style:style>
    <style:style style:name="co21" style:family="table-column">
      <style:table-column-properties fo:break-before="auto" style:column-width="4.715cm"/>
    </style:style>
    <style:style style:name="co22" style:family="table-column">
      <style:table-column-properties fo:break-before="auto" style:column-width="7.08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2.399cm"/>
    </style:style>
    <style:style style:name="co25" style:family="table-column">
      <style:table-column-properties fo:break-before="auto" style:column-width="8.117cm"/>
    </style:style>
    <style:style style:name="co26" style:family="table-column">
      <style:table-column-properties fo:break-before="auto" style:column-width="4.198cm"/>
    </style:style>
    <style:style style:name="co27" style:family="table-column">
      <style:table-column-properties fo:break-before="auto" style:column-width="3.194cm"/>
    </style:style>
    <style:style style:name="co28" style:family="table-column">
      <style:table-column-properties fo:break-before="auto" style:column-width="4.341cm"/>
    </style:style>
    <style:style style:name="co29" style:family="table-column">
      <style:table-column-properties fo:break-before="auto" style:column-width="4.514cm"/>
    </style:style>
    <style:style style:name="co30" style:family="table-column">
      <style:table-column-properties fo:break-before="auto" style:column-width="5.891cm"/>
    </style:style>
    <style:style style:name="co31" style:family="table-column">
      <style:table-column-properties fo:break-before="auto" style:column-width="13.975cm"/>
    </style:style>
    <style:style style:name="co32" style:family="table-column">
      <style:table-column-properties fo:break-before="auto" style:column-width="3.15cm"/>
    </style:style>
    <style:style style:name="co33" style:family="table-column">
      <style:table-column-properties fo:break-before="auto" style:column-width="7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paragraph-properties fo:margin-left="0cm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2" style:family="table-cell" style:parent-style-name="Default" style:data-style-name="N37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middle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RS232-Adapter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8" table:number-columns-repeated="1012" table:default-cell-style-name="ce15"/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µF, &lt;200m ESR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2, C206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3,C2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7µ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0nF 10-20V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ce19" office:value-type="string" calcext:value-type="string">
            <text:p>C301,C205,C307,C302,C303,C305,C306,C3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BJ8.0CA</text:p>
          </table:table-cell>
          <table:table-cell office:value-type="string" calcext:value-type="string">
            <text:p>TVS-Diode, Bidirektional</text:p>
          </table:table-cell>
          <table:table-cell office:value-type="string" calcext:value-type="string">
            <text:p>SMB (DO-214-AA)</text:p>
          </table:table-cell>
          <table:table-cell office:value-type="string" calcext:value-type="string">
            <text:p>D301,D30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Bourns, versch.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P430FR26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VQFN-32-1EP, 5x5mm, Pitch 0.5mm, EP3.5x3.5mm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3221E</text:p>
          </table:table-cell>
          <table:table-cell office:value-type="string" calcext:value-type="string">
            <text:p>RS-232 Transceiver</text:p>
          </table:table-cell>
          <table:table-cell office:value-type="string" calcext:value-type="string">
            <text:p>SSOP-16, 5.3x6.2mm, Pitch 0.65mm</text:p>
          </table:table-cell>
          <table:table-cell office:value-type="string" calcext:value-type="string">
            <text:p>IC3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it ESD-Protec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Texas Instruments oder Maxim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29"/>
          <table:table-cell table:style-name="ce4" office:value-type="string" calcext:value-type="string">
            <text:p>BSH105,215</text:p>
          </table:table-cell>
          <table:table-cell table:style-name="ce30" office:value-type="string" calcext:value-type="string">
            <text:p>NMOS-FET</text:p>
          </table:table-cell>
          <table:table-cell table:style-name="ce30" office:value-type="string" calcext:value-type="string">
            <text:p>SOT-23</text:p>
          </table:table-cell>
          <table:table-cell office:value-type="string" calcext:value-type="string">
            <text:p>K301</text:p>
          </table:table-cell>
          <table:table-cell table:style-name="Default" office:value-type="string" calcext:value-type="string">
            <text:p>Ja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RKAEE020</text:p>
          </table:table-cell>
          <table:table-cell office:value-type="string" calcext:value-type="string">
            <text:p>Drucktaster</text:p>
          </table:table-cell>
          <table:table-cell office:value-type="string" calcext:value-type="string">
            <text:p>5x3mm, Pad 2.1x0.8mm, Pad-Pitch 4.2mm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Alps Alpin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6H-8101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DIP-Switch SMD 16 Pin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Alternativ: 218-8LPSTJ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mron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ESQ-104-13-G-D</text:p>
          </table:table-cell>
          <table:table-cell table:style-name="ce19" office:value-type="string" calcext:value-type="string">
            <text:p>Stapelbarer Pinheader/Buchse</text:p>
          </table:table-cell>
          <table:table-cell office:value-type="string" calcext:value-type="string">
            <text:p>PinSocket_2x04_P2.54mm Vertical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Pinlänge: 12.19mm, Sockelhöhe: 13.59mm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Samt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eader 2x3</text:p>
          </table:table-cell>
          <table:table-cell office:value-type="string" calcext:value-type="string">
            <text:p>PinHeader_2x03_P2.54mm Vertical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eader 1x3</text:p>
          </table:table-cell>
          <table:table-cell office:value-type="string" calcext:value-type="string">
            <text:p>PinHeader_1x03_P2.54mm Vertical</text:p>
          </table:table-cell>
          <table:table-cell office:value-type="string" calcext:value-type="string">
            <text:p>X2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5314-1114</text:p>
          </table:table-cell>
          <table:table-cell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x07, 90° Steckerbuchse, THT</text:p>
            <text:p>Mit Verriegelung, Pitch 2,5mm</text:p>
          </table:table-cell>
          <table:table-cell office:value-type="string" calcext:value-type="string">
            <text:p>Alternativ:</text:p>
            <text:p>105314-1214 </text:p>
            <text:p>105314-1314 </text:p>
            <text:p>105314-1414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lex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HT11-32.768KDZF-T </text:p>
          </table:table-cell>
          <table:table-cell office:value-type="string" calcext:value-type="string">
            <text:p>32,768kHz Crystal</text:p>
          </table:table-cell>
          <table:table-cell office:value-type="string" calcext:value-type="string">
            <text:p>SMD 2x 2.0x1.2mm, Pad-Pitch 1.4mm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X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4,R203</text:p>
          </table:table-cell>
          <table:table-cell office:value-type="string" calcext:value-type="string">
            <text:p>Ne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053081214" calcext:value-type="float">
            <text:p>1053081214</text:p>
          </table:table-cell>
          <table:table-cell table:style-name="ce19"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 table:number-columns-repeated="2"/>
          <table:table-cell office:value-type="string" calcext:value-type="string">
            <text:p>Stecker passend zur Buchse X301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105325-1007</text:p>
          </table:table-cell>
          <table:table-cell office:value-type="string" calcext:value-type="string">
            <text:p>Molex Nano-Fit Terminal Position Assurance (TPA)</text:p>
          </table:table-cell>
          <table:table-cell table:number-columns-repeated="3"/>
          <table:table-cell office:value-type="string" calcext:value-type="string">
            <text:p>Zusätzliche Sicherung der Kontakte am Stecker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Molex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79758-2130 </text:p>
          </table:table-cell>
          <table:table-cell office:value-type="string" calcext:value-type="string">
            <text:p>Molex Nano-Fit PreCrimped Cable</text:p>
          </table:table-cell>
          <table:table-cell table:number-columns-repeated="3"/>
          <table:table-cell office:value-type="string" calcext:value-type="string">
            <text:p>30 AWG Kabel 300m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S485-Adapter" table:style-name="ta1">
        <table:table-column table:style-name="co8" table:number-columns-repeated="2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ce15"/>
        <table:table-column table:style-name="co6" table:default-cell-style-name="ce15"/>
        <table:table-column table:style-name="co8" table:default-cell-style-name="Default"/>
        <table:table-column table:style-name="co8" table:default-cell-style-name="ce19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2" office:value-type="date" office:date-value="2022-06-29" calcext:value-type="date">
            <text:p>29.06.22</text:p>
          </table:table-cell>
          <table:table-cell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n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1µF, &lt;200m ESR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2, C206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20p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3,C204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4,7µ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100n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01,C205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824022" calcext:value-type="float">
            <text:p>824022</text:p>
          </table:table-cell>
          <table:table-cell table:style-name="Default" office:value-type="string" calcext:value-type="string">
            <text:p>TVS-Diode, 2x Bidirektional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Ja</text:p>
          </table:table-cell>
          <table:table-cell table:style-name="ce21" office:value-type="string" calcext:value-type="string">
            <text:p>Alternativ SM712 (z.B.: SM712.TCT)</text:p>
          </table:table-cell>
          <table:table-cell/>
          <table:table-cell office:value-type="string" calcext:value-type="string">
            <text:p>alt.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/>
          <table:table-cell table:style-name="ce15" office:value-type="string" calcext:value-type="string">
            <text:p>MSP430FR26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VQFN-32-1EP, 5x5mm, Pitch 0.5mm, EP3.5x3.5mm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ADM3061</text:p>
          </table:table-cell>
          <table:table-cell table:style-name="Default" office:value-type="string" calcext:value-type="string">
            <text:p>RS485 Transceiver</text:p>
          </table:table-cell>
          <table:table-cell table:style-name="Default" office:value-type="string" calcext:value-type="string">
            <text:p>SOIC-8, 3.9x4.9mm, Pitch 1.27mm</text:p>
          </table:table-cell>
          <table:table-cell office:value-type="string" calcext:value-type="string">
            <text:p>IC3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ce25" office:value-type="string" calcext:value-type="string">
            <text:p>NE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9"/>
          <table:table-cell table:style-name="ce4" office:value-type="string" calcext:value-type="string">
            <text:p>BSH105,215</text:p>
          </table:table-cell>
          <table:table-cell table:style-name="ce30" office:value-type="string" calcext:value-type="string">
            <text:p>NMOS-FET</text:p>
          </table:table-cell>
          <table:table-cell table:style-name="ce30" office:value-type="string" calcext:value-type="string">
            <text:p>SOT-23</text:p>
          </table:table-cell>
          <table:table-cell table:style-name="ce15" office:value-type="string" calcext:value-type="string">
            <text:p>K301</text:p>
          </table:table-cell>
          <table:table-cell table:style-name="Default"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47k</text:p>
          </table:table-cell>
          <table:table-cell/>
          <table:table-cell table:style-name="Default"/>
          <table:table-cell office:value-type="string" calcext:value-type="string">
            <text:p>R0603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float" office:value="330" calcext:value-type="float">
            <text:p>330</text:p>
          </table:table-cell>
          <table:table-cell/>
          <table:table-cell table:style-name="Default"/>
          <table:table-cell office:value-type="string" calcext:value-type="string">
            <text:p>R0603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float" office:value="120" calcext:value-type="float">
            <text:p>120</text:p>
          </table:table-cell>
          <table:table-cell/>
          <table:table-cell table:style-name="Default"/>
          <table:table-cell office:value-type="string" calcext:value-type="string">
            <text:p>R0603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J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KRKAEE020</text:p>
          </table:table-cell>
          <table:table-cell table:style-name="ce19" office:value-type="string" calcext:value-type="string">
            <text:p>Drucktaster</text:p>
          </table:table-cell>
          <table:table-cell table:style-name="ce19" office:value-type="string" calcext:value-type="string">
            <text:p>5x3mm, Pad 2.1x0.8mm, Pad-Pitch 4.2mm</text:p>
          </table:table-cell>
          <table:table-cell table:style-name="ce19" office:value-type="string" calcext:value-type="string">
            <text:p>SW201</text:p>
          </table:table-cell>
          <table:table-cell office:value-type="string" calcext:value-type="string">
            <text:p>Ja</text:p>
          </table:table-cell>
          <table:table-cell table:style-name="ce19" table:number-columns-repeated="2"/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Alps Alpi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A6H-8101</text:p>
          </table:table-cell>
          <table:table-cell table:style-name="ce19" office:value-type="string" calcext:value-type="string">
            <text:p>DIP-Switch</text:p>
          </table:table-cell>
          <table:table-cell table:style-name="ce19" office:value-type="string" calcext:value-type="string">
            <text:p>DIP-Switch SMD 16 Pin</text:p>
          </table:table-cell>
          <table:table-cell table:style-name="ce19" office:value-type="string" calcext:value-type="string">
            <text:p>SW202</text:p>
          </table:table-cell>
          <table:table-cell office:value-type="string" calcext:value-type="string">
            <text:p>Ja</text:p>
          </table:table-cell>
          <table:table-cell table:style-name="ce19"/>
          <table:table-cell table:style-name="ce19" office:value-type="string" calcext:value-type="string">
            <text:p>Alternativ: 218-8LPSTJF</text:p>
          </table:table-cell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Omron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9"/>
          <table:table-cell table:style-name="ce17" office:value-type="string" calcext:value-type="string">
            <text:p>ESQ-104-13-G-D</text:p>
          </table:table-cell>
          <table:table-cell table:style-name="ce19" office:value-type="string" calcext:value-type="string">
            <text:p>Stapelbarer Pinheader/Buchse</text:p>
          </table:table-cell>
          <table:table-cell table:style-name="ce19" office:value-type="string" calcext:value-type="string">
            <text:p>PinSocket_2x04_P2.54mm Vertical</text:p>
          </table:table-cell>
          <table:table-cell table:style-name="ce19" office:value-type="string" calcext:value-type="string">
            <text:p>X2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Pinlänge: 12.19mm, Sockelhöhe: 13.59mm</text:p>
          </table:table-cell>
          <table:table-cell table:style-name="ce19"/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Samte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Pinheader 2x3</text:p>
          </table:table-cell>
          <table:table-cell table:style-name="ce19" office:value-type="string" calcext:value-type="string">
            <text:p>PinHeader_2x03_P2.54mm Vertical</text:p>
          </table:table-cell>
          <table:table-cell table:style-name="ce19" office:value-type="string" calcext:value-type="string">
            <text:p>X202</text:p>
          </table:table-cell>
          <table:table-cell office:value-type="string" calcext:value-type="string">
            <text:p>Ja</text:p>
          </table:table-cell>
          <table:table-cell table:style-name="ce19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Pinheader 1x3</text:p>
          </table:table-cell>
          <table:table-cell table:style-name="ce19" office:value-type="string" calcext:value-type="string">
            <text:p>PinHeader_1x03_P2.54mm Vertical</text:p>
          </table:table-cell>
          <table:table-cell table:style-name="ce19" office:value-type="string" calcext:value-type="string">
            <text:p>X203</text:p>
          </table:table-cell>
          <table:table-cell office:value-type="string" calcext:value-type="string">
            <text:p>Ja</text:p>
          </table:table-cell>
          <table:table-cell table:style-name="ce19" table:number-columns-repeated="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105314-1114</text:p>
          </table:table-cell>
          <table:table-cell table:style-name="ce19" office:value-type="string" calcext:value-type="string">
            <text:p>Molex Nano-Fit Steckverbinder</text:p>
          </table:table-cell>
          <table:table-cell table:style-name="ce19" office:value-type="string" calcext:value-type="string">
            <text:p>2x07 Pitch 2.50mm_Horizontal</text:p>
          </table:table-cell>
          <table:table-cell table:style-name="ce19" office:value-type="string" calcext:value-type="string">
            <text:p>X3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2x07, 90° Steckerbuchse, THT</text:p>
            <text:p>Mit Verriegelung, Pitch 2,5mm</text:p>
          </table:table-cell>
          <table:table-cell table:style-name="ce19" office:value-type="string" calcext:value-type="string">
            <text:p>Alternativ:</text:p>
            <text:p>105314-1214 </text:p>
            <text:p>105314-1314 </text:p>
            <text:p>105314-1414 </text:p>
          </table:table-cell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Molex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9HT11-32.768KDZF-T </text:p>
          </table:table-cell>
          <table:table-cell table:style-name="ce19" office:value-type="string" calcext:value-type="string">
            <text:p>32,768kHz Crystal</text:p>
          </table:table-cell>
          <table:table-cell table:style-name="ce19" office:value-type="string" calcext:value-type="string">
            <text:p>SMD 2x 2.0x1.2mm, Pad-Pitch 1.4mm</text:p>
          </table:table-cell>
          <table:table-cell table:style-name="ce19" office:value-type="string" calcext:value-type="string">
            <text:p>Y201</text:p>
          </table:table-cell>
          <table:table-cell office:value-type="string" calcext:value-type="string">
            <text:p>Ja</text:p>
          </table:table-cell>
          <table:table-cell table:style-name="ce19" table:number-columns-repeated="2"/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TX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10k NB</text:p>
          </table:table-cell>
          <table:table-cell/>
          <table:table-cell table:style-name="Default"/>
          <table:table-cell office:value-type="string" calcext:value-type="string">
            <text:p>R0603</text:p>
          </table:table-cell>
          <table:table-cell office:value-type="string" calcext:value-type="string">
            <text:p>R204,R203</text:p>
          </table:table-cell>
          <table:table-cell office:value-type="string" calcext:value-type="string">
            <text:p>Nein</text:p>
          </table:table-cell>
          <table:table-cell table:number-columns-repeated="4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style-name="ce17" office:value-type="float" office:value="1053081214" calcext:value-type="float">
            <text:p>1053081214</text:p>
          </table:table-cell>
          <table:table-cell table:style-name="ce19"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 table:style-name="ce15" table:number-columns-repeated="2"/>
          <table:table-cell table:style-name="ce15" office:value-type="string" calcext:value-type="string">
            <text:p>Stecker passend zur Buchse X301</text:p>
          </table:table-cell>
          <table:table-cell table:style-name="ce15" table:number-columns-repeated="2"/>
          <table:table-cell table:style-name="ce15" office:value-type="string" calcext:value-type="string">
            <text:p>Molex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">
          <table:table-cell table:number-columns-repeated="3"/>
          <table:table-cell table:style-name="ce15"/>
          <table:table-cell table:number-columns-repeated="2"/>
          <table:table-cell table:style-name="ce1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15"/>
          <table:table-cell table:style-name="Default"/>
          <table:table-cell table:number-columns-repeated="4"/>
        </table:table-row>
      </table:table>
      <table:table table:name="UART-Adapter" table:style-name="ta1">
        <table:table-column table:style-name="co8" table:number-columns-repeated="2" table:default-cell-style-name="Default"/>
        <table:table-column table:style-name="co17" table:default-cell-style-name="ce20"/>
        <table:table-column table:style-name="co18" table:default-cell-style-name="ce15"/>
        <table:table-column table:style-name="co5" table:default-cell-style-name="ce15"/>
        <table:table-column table:style-name="co19" table:default-cell-style-name="ce15"/>
        <table:table-column table:style-name="co8" table:default-cell-style-name="ce15"/>
        <table:table-column table:style-name="co8" table:default-cell-style-name="ce19"/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ce15"/>
        <table:table-column table:style-name="co8" table:number-columns-repeated="1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ce22" office:value-type="date" office:date-value="2022-06-29" calcext:value-type="date">
            <text:p>29.06.22</text:p>
          </table:table-cell>
          <table:table-cell table:style-name="Default"/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2"/>
          <table:table-cell table:style-name="ce15"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µF, &lt;200m ESR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202, C206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203, C204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7µF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207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table:style-name="Default" office:value-type="string" calcext:value-type="string">
            <text:p>C301, C205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RCLAMP0582B</text:p>
          </table:table-cell>
          <table:table-cell table:style-name="Default" office:value-type="string" calcext:value-type="string">
            <text:p>TVS-Diode, 2x Bidirektional</text:p>
          </table:table-cell>
          <table:table-cell table:style-name="Default" office:value-type="string" calcext:value-type="string">
            <text:p>SC-75</text:p>
          </table:table-cell>
          <table:table-cell table:style-name="Default" office:value-type="string" calcext:value-type="string">
            <text:p>D3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Semtech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P430FR26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VQFN-32-1EP, 5x5mm, Pitch 0.5mm, EP3.5x3.5mm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exas Instrument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XB0102DCU</text:p>
          </table:table-cell>
          <table:table-cell table:style-name="Default" office:value-type="string" calcext:value-type="string">
            <text:p>Levelshifter</text:p>
          </table:table-cell>
          <table:table-cell table:style-name="Default" office:value-type="string" calcext:value-type="string">
            <text:p>VSSOP-8</text:p>
          </table:table-cell>
          <table:table-cell table:style-name="Default" office:value-type="string" calcext:value-type="string">
            <text:p>IC3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Texas Instrument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9"/>
          <table:table-cell table:style-name="ce4" office:value-type="string" calcext:value-type="string">
            <text:p>BSH105,215</text:p>
          </table:table-cell>
          <table:table-cell table:style-name="ce30" office:value-type="string" calcext:value-type="string">
            <text:p>NMOS-FET</text:p>
          </table:table-cell>
          <table:table-cell table:style-name="ce30" office:value-type="string" calcext:value-type="string">
            <text:p>SOT-23</text:p>
          </table:table-cell>
          <table:table-cell office:value-type="string" calcext:value-type="string">
            <text:p>K301</text:p>
          </table:table-cell>
          <table:table-cell table:style-name="Default"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style-name="Default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Default" office:value-type="string" calcext:value-type="string">
            <text:p>R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style-name="Default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Default" office:value-type="string" calcext:value-type="string">
            <text:p>R202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Default" office:value-type="string" calcext:value-type="string">
            <text:p>R3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ntweder R302 ODER R303 bestücken!</text:p>
          </table:table-cell>
          <table:table-cell office:value-type="string" calcext:value-type="string">
            <text:p>Achtung Kurzschlussgefah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KRKAEE020</text:p>
          </table:table-cell>
          <table:table-cell office:value-type="string" calcext:value-type="string">
            <text:p>Drucktaster</text:p>
          </table:table-cell>
          <table:table-cell office:value-type="string" calcext:value-type="string">
            <text:p>5x3mm, Pad 2.1x0.8mm, Pad-Pitch 4.2mm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Ja</text:p>
          </table:table-cell>
          <table:table-cell table:style-name="ce15"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Alps Alpin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A6H-8101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DIP-Switch SMD 16 Pin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Ja</text:p>
          </table:table-cell>
          <table:table-cell table:style-name="ce15"/>
          <table:table-cell table:style-name="ce15" office:value-type="string" calcext:value-type="string">
            <text:p>Alternativ: 218-8LPSTJ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mron</text:p>
          </table:table-cell>
          <table:table-cell table:number-columns-repeated="1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SQ-104-13-G-D</text:p>
          </table:table-cell>
          <table:table-cell office:value-type="string" calcext:value-type="string">
            <text:p>Stapelbarer Pinheader/Buchse</text:p>
          </table:table-cell>
          <table:table-cell office:value-type="string" calcext:value-type="string">
            <text:p>PinSocket_2x04_P2.54mm Vertical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Pinlänge: 12.19mm, Sockelhöhe: 13.59mm</text:p>
          </table:table-cell>
          <table:table-cell table:style-name="ce15"/>
          <table:table-cell office:value-type="string" calcext:value-type="string">
            <text:p>Ja</text:p>
          </table:table-cell>
          <table:table-cell office:value-type="string" calcext:value-type="string">
            <text:p>Samtec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/>
          <table:table-cell office:value-type="string" calcext:value-type="string">
            <text:p>Pinheader 2x3</text:p>
          </table:table-cell>
          <table:table-cell office:value-type="string" calcext:value-type="string">
            <text:p>PinHeader_2x03_P2.54mm Vertical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Ja</text:p>
          </table:table-cell>
          <table:table-cell table:style-name="ce15" table:number-columns-repeated="2"/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/>
          <table:table-cell office:value-type="string" calcext:value-type="string">
            <text:p>Pinheader 1x3</text:p>
          </table:table-cell>
          <table:table-cell office:value-type="string" calcext:value-type="string">
            <text:p>PinHeader_1x03_P2.54mm Vertical</text:p>
          </table:table-cell>
          <table:table-cell office:value-type="string" calcext:value-type="string">
            <text:p>X203</text:p>
          </table:table-cell>
          <table:table-cell office:value-type="string" calcext:value-type="string">
            <text:p>Ja</text:p>
          </table:table-cell>
          <table:table-cell table:style-name="ce15" table:number-columns-repeated="2"/>
          <table:table-cell table:number-columns-repeated="1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105314-1114</text:p>
          </table:table-cell>
          <table:table-cell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Ja</text:p>
          </table:table-cell>
          <table:table-cell table:style-name="ce15" office:value-type="string" calcext:value-type="string">
            <text:p>2x07, 90° Steckerbuchse, THT</text:p>
            <text:p>Mit Verriegelung, Pitch 2,5mm</text:p>
          </table:table-cell>
          <table:table-cell table:style-name="ce15" office:value-type="string" calcext:value-type="string">
            <text:p>Alternativ:</text:p>
            <text:p>105314-1214 </text:p>
            <text:p>105314-1314 </text:p>
            <text:p>105314-1414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lex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9HT11-32.768KDZF-T </text:p>
          </table:table-cell>
          <table:table-cell office:value-type="string" calcext:value-type="string">
            <text:p>32,768kHz Crystal</text:p>
          </table:table-cell>
          <table:table-cell office:value-type="string" calcext:value-type="string">
            <text:p>SMD 2x 2.0x1.2mm, Pad-Pitch 1.4mm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Ja</text:p>
          </table:table-cell>
          <table:table-cell table:style-name="ce15"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XC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Default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Default" office:value-type="string" calcext:value-type="string">
            <text:p>R204, R203</text:p>
          </table:table-cell>
          <table:table-cell office:value-type="string" calcext:value-type="string">
            <text:p>Nein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Default" office:value-type="string" calcext:value-type="string">
            <text:p>R30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ntweder R302 ODER R303 bestücken!</text:p>
          </table:table-cell>
          <table:table-cell office:value-type="string" calcext:value-type="string">
            <text:p>Achtung Kurzschlussgefah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7" office:value-type="float" office:value="1053081214" calcext:value-type="float">
            <text:p>1053081214</text:p>
          </table:table-cell>
          <table:table-cell table:style-name="ce19"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/>
          <table:table-cell table:style-name="ce15"/>
          <table:table-cell table:style-name="ce15" office:value-type="string" calcext:value-type="string">
            <text:p>Stecker passend zur Buchse X301</text:p>
          </table:table-cell>
          <table:table-cell table:style-name="ce15"/>
          <table:table-cell/>
          <table:table-cell office:value-type="string" calcext:value-type="string">
            <text:p>Mole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15"/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/>
          <table:table-cell table:style-name="ce19"/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15"/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table:number-columns-repeated="3"/>
          <table:table-cell table:number-columns-repeated="14"/>
        </table:table-row>
      </table:table>
      <table:table table:name="I2C-Adapter" table:style-name="ta1">
        <table:table-column table:style-name="co8" table:number-columns-repeated="2" table:default-cell-style-name="ce15"/>
        <table:table-column table:style-name="co13" table:default-cell-style-name="ce15"/>
        <table:table-column table:style-name="co18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8" table:default-cell-style-name="ce15"/>
        <table:table-column table:style-name="co27" table:default-cell-style-name="ce15"/>
        <table:table-column table:style-name="co8" table:number-columns-repeated="1012" table:default-cell-style-name="ce15"/>
        <table:table-row table:style-name="ro1">
          <table:table-cell table:number-columns-repeated="10"/>
          <table:table-cell table:style-name="ce26" office:value-type="date" office:date-value="2022-06-29" calcext:value-type="date">
            <text:p>29.06.22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nF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µF, &lt;200m ESR</text:p>
          </table:table-cell>
          <table:table-cell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2, C206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20pF</text:p>
          </table:table-cell>
          <table:table-cell table:style-name="ce17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3, C2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4,7µF</text:p>
          </table:table-cell>
          <table:table-cell table:style-name="ce17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RCLAMP0582B</text:p>
          </table:table-cell>
          <table:table-cell office:value-type="string" calcext:value-type="string">
            <text:p>TVS-Diode, 2x Bidirektional</text:p>
          </table:table-cell>
          <table:table-cell office:value-type="string" calcext:value-type="string">
            <text:p>SOT-416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MSP430FR2673</text:p>
          </table:table-cell>
          <table:table-cell office:value-type="string" calcext:value-type="string">
            <text:p>MCU</text:p>
          </table:table-cell>
          <table:table-cell table:style-name="ce19" office:value-type="string" calcext:value-type="string">
            <text:p>VQFN-32-1EP, 5x5mm, Pitch 0.5mm, EP3.5x3.5mm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TXS0102DCU</text:p>
          </table:table-cell>
          <table:table-cell office:value-type="string" calcext:value-type="string">
            <text:p>Levelshifte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IC3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ce28" office:value-type="string" calcext:value-type="string">
            <text:p>NEIN</text:p>
          </table:table-cell>
          <table:table-cell office:value-type="string" calcext:value-type="string">
            <text:p>Texas Instrument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29"/>
          <table:table-cell table:style-name="ce4" office:value-type="string" calcext:value-type="string">
            <text:p>BSH105,215</text:p>
          </table:table-cell>
          <table:table-cell table:style-name="ce30" office:value-type="string" calcext:value-type="string">
            <text:p>NMOS-FET</text:p>
          </table:table-cell>
          <table:table-cell table:style-name="ce30" office:value-type="string" calcext:value-type="string">
            <text:p>SOT-23</text:p>
          </table:table-cell>
          <table:table-cell office:value-type="string" calcext:value-type="string">
            <text:p>K301</text:p>
          </table:table-cell>
          <table:table-cell table:style-name="Default" office:value-type="string" calcext:value-type="string">
            <text:p>Ja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47k</text:p>
          </table:table-cell>
          <table:table-cell table:style-name="ce17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330" calcext:value-type="float">
            <text:p>330</text:p>
          </table:table-cell>
          <table:table-cell table:style-name="ce17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0R</text:p>
          </table:table-cell>
          <table:table-cell table:style-name="ce17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SKRKAEE020</text:p>
          </table:table-cell>
          <table:table-cell office:value-type="string" calcext:value-type="string">
            <text:p>Drucktaster</text:p>
          </table:table-cell>
          <table:table-cell office:value-type="string" calcext:value-type="string">
            <text:p>5x3mm, Pad 2.1x0.8mm, Pad-Pitch 4.2mm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Alps Alpin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A6H-8101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DIP-Switch SMD 16 Pin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Alternativ: 218-8LPSTJ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mron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SQ-104-13-G-D</text:p>
          </table:table-cell>
          <table:table-cell table:style-name="ce19" office:value-type="string" calcext:value-type="string">
            <text:p>Stapelbarer Pinheader/Buchse</text:p>
          </table:table-cell>
          <table:table-cell office:value-type="string" calcext:value-type="string">
            <text:p>PinSocket_2x04_P2.54mm Vertical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Pinlänge: 12.19mm, Sockelhöhe: 13.59mm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Samt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string" calcext:value-type="string">
            <text:p>Pinheader 2x3</text:p>
          </table:table-cell>
          <table:table-cell office:value-type="string" calcext:value-type="string">
            <text:p>PinHeader_2x03_P2.54mm Vertical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string" calcext:value-type="string">
            <text:p>Pinheader 1x3</text:p>
          </table:table-cell>
          <table:table-cell office:value-type="string" calcext:value-type="string">
            <text:p>PinHeader_1x03_P2.54mm Vertical</text:p>
          </table:table-cell>
          <table:table-cell office:value-type="string" calcext:value-type="string">
            <text:p>X2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105314-1114</text:p>
          </table:table-cell>
          <table:table-cell table:style-name="ce19"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Ja</text:p>
          </table:table-cell>
          <table:table-cell table:style-name="ce19" office:value-type="string" calcext:value-type="string">
            <text:p>2x07, 90° Steckerbuchse, THT</text:p>
            <text:p>Mit Verriegelung, Pitch 2,5mm</text:p>
          </table:table-cell>
          <table:table-cell office:value-type="string" calcext:value-type="string">
            <text:p>Alternativ:</text:p>
            <text:p>105314-1214 </text:p>
            <text:p>105314-1314 </text:p>
            <text:p>105314-1414 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lex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9HT11-32.768KDZF-T </text:p>
          </table:table-cell>
          <table:table-cell office:value-type="string" calcext:value-type="string">
            <text:p>32,768kHz Crystal</text:p>
          </table:table-cell>
          <table:table-cell office:value-type="string" calcext:value-type="string">
            <text:p>SMD 2x 2.0x1.2mm, Pad-Pitch 1.4mm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TXC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10k</text:p>
          </table:table-cell>
          <table:table-cell table:style-name="ce17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table:style-name="ce19" office:value-type="string" calcext:value-type="string">
            <text:p>R203, R204, R301, R304</text:p>
          </table:table-cell>
          <table:table-cell office:value-type="string" calcext:value-type="string">
            <text:p>NEIN</text:p>
          </table:table-cell>
          <table:table-cell table:style-name="ce19" office:value-type="string" calcext:value-type="string">
            <text:p>R203 + R204 NB</text:p>
            <text:p>R301 &amp; R304 nicht notwendig, da interner 10k Pullup vorhanden. </text:p>
            <text:p>Siehe Datenblatt TXS0102 S. 15.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0R</text:p>
          </table:table-cell>
          <table:table-cell table:style-name="ce17"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NEIN</text:p>
          </table:table-cell>
          <table:table-cell/>
          <table:table-cell table:style-name="Default"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053081214" calcext:value-type="float">
            <text:p>1053081214</text:p>
          </table:table-cell>
          <table:table-cell table:style-name="ce19" office:value-type="string" calcext:value-type="string">
            <text:p>Molex Nano-Fit Steckverbinder</text:p>
          </table:table-cell>
          <table:table-cell office:value-type="string" calcext:value-type="string">
            <text:p>2x07 Pitch 2.50mm_Horizontal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Stecker passend zur Buchse X301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og-Adapter" table:style-name="ta1">
        <table:table-column table:style-name="co8" table:number-columns-repeated="2" table:default-cell-style-name="Default"/>
        <table:table-column table:style-name="co28" table:default-cell-style-name="ce29"/>
        <table:table-column table:style-name="co29" table:default-cell-style-name="ce29"/>
        <table:table-column table:style-name="co30" table:default-cell-style-name="ce30"/>
        <table:table-column table:style-name="co31" table:default-cell-style-name="ce30"/>
        <table:table-column table:style-name="co32" table:default-cell-style-name="ce15"/>
        <table:table-column table:style-name="co8" table:default-cell-style-name="Default"/>
        <table:table-column table:style-name="co33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Seriennummer</text:p>
          </table:table-cell>
          <table:table-cell table:style-name="ce18" office:value-type="string" calcext:value-type="string">
            <text:p>Devic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Bestücken?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Kommentar</text:p>
          </table:table-cell>
          <table:table-cell table:style-name="ce16" office:value-type="string" calcext:value-type="string">
            <text:p>Verfügbar</text:p>
          </table:table-cell>
          <table:table-cell table:style-name="ce16" office:value-type="string" calcext:value-type="string">
            <text:p>Herstell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nF, 6,3V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table:style-name="ce29" office:value-type="string" calcext:value-type="string">
            <text:p>C0603</text:p>
          </table:table-cell>
          <table:table-cell table:style-name="Default" office:value-type="string" calcext:value-type="string">
            <text:p>C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µF, &lt;200m ESR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table:style-name="ce29" office:value-type="string" calcext:value-type="string">
            <text:p>C0603</text:p>
          </table:table-cell>
          <table:table-cell table:style-name="Default" office:value-type="string" calcext:value-type="string">
            <text:p>C202, C206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pF, 6,3V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3, C2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0nF, 6,3V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5, C301, C3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7µF 6,3V</text:p>
          </table:table-cell>
          <table:table-cell table:style-name="Default"/>
          <table:table-cell office:value-type="string" calcext:value-type="string">
            <text:p>Keramikkondensato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356050101" calcext:value-type="float">
            <text:p>82356050101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MSP430FR26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VQFN-32-1EP, 5x5mm, Pitch 0.5mm, EP3.5x3.5mm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XB0104PW</text:p>
          </table:table-cell>
          <table:table-cell office:value-type="string" calcext:value-type="string">
            <text:p>Levelshifter</text:p>
          </table:table-cell>
          <table:table-cell office:value-type="string" calcext:value-type="string">
            <text:p>TSSOP-154</text:p>
          </table:table-cell>
          <table:table-cell office:value-type="string" calcext:value-type="string">
            <text:p>IC3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SH105,215</text:p>
          </table:table-cell>
          <table:table-cell office:value-type="string" calcext:value-type="string">
            <text:p>NMOS-FET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K301</text:p>
          </table:table-cell>
          <table:table-cell office:value-type="string" calcext:value-type="string">
            <text:p>Ja</text:p>
          </table:table-cell>
          <table:table-cell/>
          <table:table-cell table:style-name="ce4" office:value-type="string" calcext:value-type="string">
            <text:p>BSH105,2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 NB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3, R204</text:p>
          </table:table-cell>
          <table:table-cell office:value-type="string" calcext:value-type="string">
            <text:p>Ne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8,8k/39k 0,1%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NB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Ne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SKRKAEE020</text:p>
          </table:table-cell>
          <table:table-cell office:value-type="string" calcext:value-type="string">
            <text:p>Drucktaster</text:p>
          </table:table-cell>
          <table:table-cell office:value-type="string" calcext:value-type="string">
            <text:p>5x3mm, Pad 2.1x0.8mm, Pad-Pitch 4.2mm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6H-8101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DIP-Switch SMD 16 Pin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5"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ESQ-104-13-G-D</text:p>
          </table:table-cell>
          <table:table-cell table:style-name="ce44" office:value-type="string" calcext:value-type="string">
            <text:p>Stapelbarer Pinheader/Buchse</text:p>
          </table:table-cell>
          <table:table-cell office:value-type="string" calcext:value-type="string">
            <text:p>PinSocket_2x04_P2.54mm Vertical</text:p>
          </table:table-cell>
          <table:table-cell office:value-type="string" calcext:value-type="string">
            <text:p>X201</text:p>
          </table:table-cell>
          <table:table-cell table:style-name="ce15" office:value-type="string" calcext:value-type="string">
            <text:p>Ja</text:p>
          </table:table-cell>
          <table:table-cell table:style-name="ce19" office:value-type="string" calcext:value-type="string">
            <text:p>Pinlänge: 7,36mm, Sockelhöhe: 11,05mm</text:p>
            <text:p>Alternativ:</text:p>
            <text:p>ESQ-104-13-L-D</text:p>
            <text:p>ESQ-104-13-T-D</text:p>
          </table:table-cell>
          <table:table-cell table:style-name="ce15" office:value-type="string" calcext:value-type="string">
            <text:p>Einbau:</text:p>
            <text:p>Pins auf Oberseite</text:p>
          </table:table-cell>
          <table:table-cell table:style-name="ce15"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eader 2x3</text:p>
          </table:table-cell>
          <table:table-cell office:value-type="string" calcext:value-type="string">
            <text:p>PinHeader_2x03_P2.54mm Vertical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eader 1x3</text:p>
          </table:table-cell>
          <table:table-cell office:value-type="string" calcext:value-type="string">
            <text:p>PinHeader_1x03_P2.54mm Vertical</text:p>
          </table:table-cell>
          <table:table-cell office:value-type="string" calcext:value-type="string">
            <text:p>X203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n_02x07_Top_Bottom</text:p>
          </table:table-cell>
          <table:table-cell office:value-type="string" calcext:value-type="string">
            <text:p>Connector_Molex:Molex_Nano-Fit_105314-xx14_2x07_P2.50mm_Horizontal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9HT11-32.768KDZF-T </text:p>
          </table:table-cell>
          <table:table-cell office:value-type="string" calcext:value-type="string">
            <text:p>32,768kHz Crystal</text:p>
          </table:table-cell>
          <table:table-cell office:value-type="string" calcext:value-type="string">
            <text:p>SMD 2x 2.0x1.2mm, Pad-Pitch 1.4mm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J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1053081214" calcext:value-type="float">
            <text:p>1053081214</text:p>
          </table:table-cell>
          <table:table-cell table:style-name="ce44" office:value-type="string" calcext:value-type="string">
            <text:p>Molex Nano-Fit Steckverbinder</text:p>
          </table:table-cell>
          <table:table-cell table:style-name="ce15" office:value-type="string" calcext:value-type="string">
            <text:p>2x07 Pitch 2.50mm_Horizontal</text:p>
          </table:table-cell>
          <table:table-cell/>
          <table:table-cell table:style-name="ce15" office:value-type="string" calcext:value-type="string">
            <text:p>Nein</text:p>
          </table:table-cell>
          <table:table-cell table:style-name="ce15" office:value-type="string" calcext:value-type="string">
            <text:p>Stecker passend zur Buchse X301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19"/>
          <table:table-cell table:style-name="ce15"/>
          <table:table-cell/>
          <table:table-cell table:style-name="ce15"/>
          <table:table-cell table:style-name="ce19"/>
          <table:table-cell table:style-name="ce15"/>
          <table:table-cell table:number-columns-repeated="1014"/>
        </table:table-row>
        <table:table-row table:style-name="ro1" table:number-rows-repeated="2">
          <table:table-cell/>
          <table:table-cell table:style-name="ce15"/>
          <table:table-cell table:style-name="ce17" table:number-columns-repeated="2"/>
          <table:table-cell table:style-name="ce15" table:number-columns-repeated="2"/>
          <table:table-cell/>
          <table:table-cell table:style-name="ce15" table:number-columns-repeated="3"/>
          <table:table-cell table:number-columns-repeated="1014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19"/>
          <table:table-cell table:style-name="ce15"/>
          <table:table-cell/>
          <table:table-cell table:style-name="ce15"/>
          <table:table-cell table:style-name="ce19"/>
          <table:table-cell table:style-name="ce15"/>
          <table:table-cell table:number-columns-repeated="1014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15" table:number-columns-repeated="2"/>
          <table:table-cell/>
          <table:table-cell table:style-name="ce15" table:number-columns-repeated="3"/>
          <table:table-cell table:number-columns-repeated="1014"/>
        </table:table-row>
      </table:table>
      <table:named-expressions/>
      <table:database-ranges>
        <table:database-range table:name="__Anonymous_Sheet_DB__0" table:target-range-address="'RS232-Adapter'.B2:'RS232-Adapter'.L22">
          <table:sort>
            <table:sort-by table:field-number="5" table:data-type="automatic"/>
          </table:sort>
        </table:database-range>
        <table:database-range table:name="__Anonymous_Sheet_DB__1" table:target-range-address="'RS485-Adapter'.B2:'RS485-Adapter'.L21">
          <table:sort>
            <table:sort-by table:field-number="5" table:data-type="automatic"/>
          </table:sort>
        </table:database-range>
        <table:database-range table:name="__Anonymous_Sheet_DB__2" table:target-range-address="'UART-Adapter'.B2:'UART-Adapter'.L2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Narrow-Bold" svg:font-family="ArialNarrow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1T11:36:38.378000000</dc:date>
    <meta:editing-duration>PT21H54M29S</meta:editing-duration>
    <meta:editing-cycles>95</meta:editing-cycles>
    <meta:generator>LibreOffice/7.6.7.2$Windows_X86_64 LibreOffice_project/dd47e4b30cb7dab30588d6c79c651f218165e3c5</meta:generator>
    <meta:document-statistic meta:table-count="5" meta:cell-count="786" meta:object-count="0"/>
  </office:meta>
</office:document-meta>
</file>